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5"/>
        <table:table-row table:style-name="ro1">
          <table:table-cell table:style-name="ce1" office:value-type="string">
            <text:p>コード</text:p>
          </table:table-cell>
          <table:table-cell table:style-name="ce1" office:value-type="string" table:number-columns-spanned="1" table:number-rows-spanned="2">
            <text:p>所属部</text:p>
          </table:table-cell>
          <table:table-cell table:style-name="ce4" office:value-type="string">
            <text:p>本社</text:p>
            <text:p>所在地</text:p>
          </table:table-cell>
          <table:table-cell table:style-name="ce1" office:value-type="string" table:number-columns-spanned="1" table:number-rows-spanned="2">
            <text:p>決算期</text:p>
          </table:table-cell>
          <table:table-cell table:style-name="ce4" office:value-type="string" table:number-columns-spanned="1" table:number-rows-spanned="2">
            <text:p>売買</text:p>
            <text:p>単位</text:p>
          </table:table-cell>
          <table:table-cell table:style-name="ce4" office:value-type="string" table:number-columns-spanned="1" table:number-rows-spanned="2">
            <text:p>支配株主</text:p>
            <text:p>等に関する</text:p>
            <text:p>事項</text:p>
          </table:table-cell>
          <table:table-cell table:style-name="ce1" office:value-type="string" table:number-columns-spanned="1" table:number-rows-spanned="2">
            <text:p>注意情報等</text:p>
          </table:table-cell>
          <table:table-cell table:style-name="ce4" office:value-type="string" table:number-columns-spanned="1" table:number-rows-spanned="2">
            <text:p>継続</text:p>
            <text:p>企業の</text:p>
            <text:p>前提の</text:p>
            <text:p>注記</text:p>
          </table:table-cell>
          <table:table-cell table:style-name="ce1" office:value-type="string">
            <text:p>基本情報</text:p>
          </table:table-cell>
        </table:table-row>
        <table:table-row table:style-name="ro2">
          <table:table-cell table:style-name="ce1" office:value-type="string">
            <text:p>銘柄名</text:p>
          </table:table-cell>
          <table:covered-table-cell/>
          <table:table-cell table:style-name="ce1" office:value-type="string">
            <text:p>業種分類</text:p>
          </table:table-cell>
          <table:covered-table-cell table:number-columns-repeated="5"/>
          <table:table-cell table:style-name="ce1" office:value-type="string">
            <text:p>株価表示</text:p>
          </table:table-cell>
        </table:table-row>
        <table:table-row table:style-name="ro2">
          <table:table-cell office:value-type="float" office:value="26520">
            <text:p>2652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9月</text:p>
          </table:table-cell>
          <table:table-cell table:style-name="ce2" office:value-type="float" office:value="100" table:number-columns-spanned="1" table:number-rows-spanned="2">
            <text:p>100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2">
          <table:table-cell table:style-name="ce3" office:value-type="string">
            <text:p>まんだらけ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27980">
            <text:p>2798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2月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3">
          <table:table-cell table:style-name="ce3" office:value-type="string">
            <text:p>ワイズテーブルコーポレーション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0210">
            <text:p>3021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5月</text:p>
          </table:table-cell>
          <table:table-cell table:style-name="ce2" office:value-type="float" office:value="100" table:number-columns-spanned="1" table:number-rows-spanned="2">
            <text:p>100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1">
          <table:table-cell table:style-name="ce3" office:value-type="string">
            <text:p>パシフィックネット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0600">
            <text:p>3060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3月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style-name="ce5" table:number-columns-spanned="1" table:number-rows-spanned="2">
            <draw:frame table:end-cell-address="Sheet1.G10" table:end-x="1.587cm" table:end-y="0.341cm" draw:z-index="0" draw:name="http://www5.tse.or.jp/tseHpFront/img/icon_kanri_kakunin_list.gif" draw:style-name="gr1" draw:text-style-name="P1" svg:width="1.587cm" svg:height="0.793cm" svg:x="0cm" svg:y="0cm">
              <draw:image xlink:href="http://www5.tse.or.jp/tseHpFront/img/icon_kanri_kakunin_list.gif" xlink:type="simple" xlink:show="embed" xlink:actuate="onLoad">
                <text:p/>
              </draw:image>
            </draw:frame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2">
          <table:table-cell table:style-name="ce3" office:value-type="string">
            <text:p>マガシーク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0630">
            <text:p>3063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愛知</text:p>
          </table:table-cell>
          <table:table-cell table:style-name="ce2" office:value-type="string" table:number-columns-spanned="1" table:number-rows-spanned="2">
            <text:p>2月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3">
          <table:table-cell table:style-name="ce3" office:value-type="string">
            <text:p>ジェイグループホールディングス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0670">
            <text:p>3067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9月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1">
          <table:table-cell table:style-name="ce3" office:value-type="string">
            <text:p>東京一番フーズ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0710">
            <text:p>3071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1月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2">
          <table:table-cell table:style-name="ce3" office:value-type="string">
            <text:p>ストリーム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0930">
            <text:p>3093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2月</text:p>
          </table:table-cell>
          <table:table-cell table:style-name="ce2" office:value-type="float" office:value="100" table:number-columns-spanned="1" table:number-rows-spanned="2">
            <text:p>100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1">
          <table:table-cell table:style-name="ce3" office:value-type="string">
            <text:p>トレジャー・ファクトリー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1690">
            <text:p>3169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1月</text:p>
          </table:table-cell>
          <table:table-cell table:style-name="ce2" office:value-type="float" office:value="100" table:number-columns-spanned="1" table:number-rows-spanned="2">
            <text:p>100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2">
          <table:table-cell table:style-name="ce3" office:value-type="string">
            <text:p>ミサワ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1750">
            <text:p>3175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3月</text:p>
          </table:table-cell>
          <table:table-cell table:style-name="ce2" office:value-type="float" office:value="100" table:number-columns-spanned="1" table:number-rows-spanned="2">
            <text:p>100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1">
          <table:table-cell table:style-name="ce3" office:value-type="string">
            <text:p>エー・ピーカンパニー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1790">
            <text:p>3179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3月</text:p>
          </table:table-cell>
          <table:table-cell table:style-name="ce2" office:value-type="float" office:value="100" table:number-columns-spanned="1" table:number-rows-spanned="2">
            <text:p>100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2">
          <table:table-cell table:style-name="ce3" office:value-type="string">
            <text:p>シュッピン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1820">
            <text:p>3182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3月</text:p>
          </table:table-cell>
          <table:table-cell table:style-name="ce2" office:value-type="float" office:value="100" table:number-columns-spanned="1" table:number-rows-spanned="2">
            <text:p>100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2">
          <table:table-cell table:style-name="ce3" office:value-type="string">
            <text:p>オイシックス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3190">
            <text:p>3319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12月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3">
          <table:table-cell table:style-name="ce3" office:value-type="string">
            <text:p>ゴルフダイジェスト・オンライン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3250">
            <text:p>3325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3月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2">
          <table:table-cell table:style-name="ce3" office:value-type="string">
            <text:p>ケンコーコム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3280">
            <text:p>3328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9月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1">
          <table:table-cell table:style-name="ce3" office:value-type="string">
            <text:p>ネットプライスドットコム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3470">
            <text:p>3347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愛知</text:p>
          </table:table-cell>
          <table:table-cell table:style-name="ce2" office:value-type="string" table:number-columns-spanned="1" table:number-rows-spanned="2">
            <text:p>3月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2">
          <table:table-cell table:style-name="ce3" office:value-type="string">
            <text:p>トラスト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3720">
            <text:p>3372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大阪</text:p>
          </table:table-cell>
          <table:table-cell table:style-name="ce2" office:value-type="string" table:number-columns-spanned="1" table:number-rows-spanned="2">
            <text:p>3月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number-columns-spanned="1" table:number-rows-spanned="2"/>
        </table:table-row>
        <table:table-row table:style-name="ro2">
          <table:table-cell table:style-name="ce3" office:value-type="string">
            <text:p>関門海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3870">
            <text:p>3387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東京</text:p>
          </table:table-cell>
          <table:table-cell table:style-name="ce2" office:value-type="string" table:number-columns-spanned="1" table:number-rows-spanned="2">
            <text:p>2月</text:p>
          </table:table-cell>
          <table:table-cell table:style-name="ce2" office:value-type="float" office:value="100" table:number-columns-spanned="1" table:number-rows-spanned="2">
            <text:p>100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無し</text:p>
          </table:table-cell>
          <table:table-cell table:number-columns-spanned="1" table:number-rows-spanned="2"/>
        </table:table-row>
        <table:table-row table:style-name="ro4">
          <table:table-cell table:style-name="ce3" office:value-type="string">
            <text:p>クリエイト・レストランツ・ホールディングス</text:p>
          </table:table-cell>
          <table:covered-table-cell/>
          <table:table-cell office:value-type="string">
            <text:p>小売業</text:p>
          </table:table-cell>
          <table:covered-table-cell table:number-columns-repeated="5"/>
          <table:covered-table-cell table:style-name="Default"/>
        </table:table-row>
        <table:table-row table:style-name="ro2">
          <table:table-cell office:value-type="float" office:value="37260">
            <text:p>37260</text:p>
          </table:table-cell>
          <table:table-cell table:style-name="ce2" office:value-type="string" table:number-columns-spanned="1" table:number-rows-spanned="2">
            <text:p>マザーズ</text:p>
          </table:table-cell>
          <table:table-cell office:value-type="string">
            <text:p>福岡</text:p>
          </table:table-cell>
          <table:table-cell table:style-name="ce2" office:value-type="string" table:number-columns-spanned="1" table:number-rows-spanned="2">
            <text:p>9月</text:p>
          </table:table-cell>
          <table:table-cell table:style-name="ce2" office:value-type="float" office:value="100" table:number-columns-spanned="1" table:number-rows-spanned="2">
            <text:p>100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style-name="ce2" office:value-type="string" table:number-columns-spanned="1" table:number-rows-spanned="2">
            <text:p> </text:p>
          </table:table-cell>
          <table:table-cell table:style-name="ce2" office:value-type="string" table:number-columns-spanned="1" table:number-rows-spanned="2">
            <text:p>有り</text:p>
          </table:table-cell>
          <table:table-cell table:style-name="Default"/>
        </table:table-row>
        <table:table-row table:style-name="ro2">
          <table:table-cell table:style-name="Default"/>
          <table:covered-table-cell/>
          <table:table-cell table:style-name="Default"/>
          <table:covered-table-cell table:number-columns-repeated="5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2013/05/16</text:date>, <text:time>21:15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20:36:53.59</meta:creation-date>
    <dc:date>2013-05-16T21:15:28.21</dc:date>
    <meta:editing-duration>PT23M22S</meta:editing-duration>
    <meta:editing-cycles>1</meta:editing-cycles>
    <meta:document-statistic meta:table-count="3" meta:cell-count="199" meta:object-count="1"/>
    <meta:generator>OpenOffice.org/3.4.1$Win32 OpenOffice.org_project/341m1$Build-9593</meta:generator>
  </office:meta>
</office:document-meta>
</file>